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56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2.130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2016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0.2264in"/>
    </style:style>
    <style:style style:name="co13" style:family="table-column">
      <style:table-column-properties fo:break-before="auto" style:column-width="1.7193in"/>
    </style:style>
    <style:style style:name="co14" style:family="table-column">
      <style:table-column-properties fo:break-before="auto" style:column-width="0.189in"/>
    </style:style>
    <style:style style:name="co15" style:family="table-column">
      <style:table-column-properties fo:break-before="auto" style:column-width="1.9965in"/>
    </style:style>
    <style:style style:name="co16" style:family="table-column">
      <style:table-column-properties fo:break-before="auto" style:column-width="0.3319in"/>
    </style:style>
    <style:style style:name="co17" style:family="table-column">
      <style:table-column-properties fo:break-before="auto" style:column-width="0.1382in"/>
    </style:style>
    <style:style style:name="co18" style:family="table-column">
      <style:table-column-properties fo:break-before="auto" style:column-width="0.1508in"/>
    </style:style>
    <style:style style:name="co19" style:family="table-column">
      <style:table-column-properties fo:break-before="auto" style:column-width="0.2811in"/>
    </style:style>
    <style:style style:name="co20" style:family="table-column">
      <style:table-column-properties fo:break-before="auto" style:column-width="0.1764in"/>
    </style:style>
    <style:style style:name="co21" style:family="table-column">
      <style:table-column-properties fo:break-before="auto" style:column-width="0.8902in"/>
    </style:style>
    <style:style style:name="co22" style:family="table-column">
      <style:table-column-properties fo:break-before="auto" style:column-width="0.2898in"/>
    </style:style>
    <style:style style:name="co23" style:family="table-column">
      <style:table-column-properties fo:break-before="auto" style:column-width="0.5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tem_we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 office:value-type="string" calcext:value-type="string">
            <text:p>雷門中ウェア</text:p>
          </table:table-cell>
          <table:table-cell office:value-type="string" calcext:value-type="string">
            <text:p>Raimon Kit</text:p>
          </table:table-cell>
          <table:table-cell office:value-type="string" calcext:value-type="string">
            <text:p>Equipo Raimo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6c73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 office:value-type="string" calcext:value-type="string">
            <text:p>帝国ウェア</text:p>
          </table:table-cell>
          <table:table-cell office:value-type="string" calcext:value-type="string">
            <text:p>Royal Kit</text:p>
          </table:table-cell>
          <table:table-cell office:value-type="string" calcext:value-type="string">
            <text:p>Equipo Roy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4128" calcext:value-type="float">
            <text:p>2041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 office:value-type="string" calcext:value-type="string">
            <text:p>尾刈斗ウェア</text:p>
          </table:table-cell>
          <table:table-cell office:value-type="string" calcext:value-type="string">
            <text:p>Occult Kit</text:p>
          </table:table-cell>
          <table:table-cell office:value-type="string" calcext:value-type="string">
            <text:p>Equipo Occul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385b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string" calcext:value-type="string">
            <text:p>野生中ウェア</text:p>
          </table:table-cell>
          <table:table-cell office:value-type="string" calcext:value-type="string">
            <text:p>Wild Kit</text:p>
          </table:table-cell>
          <table:table-cell office:value-type="string" calcext:value-type="string">
            <text:p>Equipo Wil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96131" calcext:value-type="float">
            <text:p>2961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 office:value-type="string" calcext:value-type="string">
            <text:p>御影ウェア</text:p>
          </table:table-cell>
          <table:table-cell office:value-type="string" calcext:value-type="string">
            <text:p>Brain Kit</text:p>
          </table:table-cell>
          <table:table-cell office:value-type="string" calcext:value-type="string">
            <text:p>Equipo Brai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fd2a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 office:value-type="string" calcext:value-type="string">
            <text:p>秋葉ウェア</text:p>
          </table:table-cell>
          <table:table-cell office:value-type="string" calcext:value-type="string">
            <text:p>Otaku Kit</text:p>
          </table:table-cell>
          <table:table-cell office:value-type="string" calcext:value-type="string">
            <text:p>Equipo Otak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617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 office:value-type="string" calcext:value-type="string">
            <text:p>戦国ウェア</text:p>
          </table:table-cell>
          <table:table-cell office:value-type="string" calcext:value-type="string">
            <text:p>Shuriken Kit</text:p>
          </table:table-cell>
          <table:table-cell office:value-type="string" calcext:value-type="string">
            <text:p>Equipo Shurike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b415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 office:value-type="string" calcext:value-type="string">
            <text:p>千羽山ウェア</text:p>
          </table:table-cell>
          <table:table-cell office:value-type="string" calcext:value-type="string">
            <text:p>Farm Kit</text:p>
          </table:table-cell>
          <table:table-cell office:value-type="string" calcext:value-type="string">
            <text:p>Equipo Far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78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 office:value-type="string" calcext:value-type="string">
            <text:p>木戸川ウェア</text:p>
          </table:table-cell>
          <table:table-cell office:value-type="string" calcext:value-type="string">
            <text:p>Kirkwood Kit</text:p>
          </table:table-cell>
          <table:table-cell office:value-type="string" calcext:value-type="string">
            <text:p>Equipo Kirkwoo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0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 office:value-type="string" calcext:value-type="string">
            <text:p>世宇子ウェア</text:p>
          </table:table-cell>
          <table:table-cell office:value-type="string" calcext:value-type="string">
            <text:p>Zeus Kit</text:p>
          </table:table-cell>
          <table:table-cell office:value-type="string" calcext:value-type="string">
            <text:p>Equipo Zeu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c3bb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string" calcext:value-type="string">
            <text:p>KFCウェア</text:p>
          </table:table-cell>
          <table:table-cell office:value-type="string" calcext:value-type="string">
            <text:p>Kids Kit</text:p>
          </table:table-cell>
          <table:table-cell office:value-type="string" calcext:value-type="string">
            <text:p>Equipo Kids F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13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傘美野ウェア</text:p>
          </table:table-cell>
          <table:table-cell office:value-type="string" calcext:value-type="string">
            <text:p>Umbrella Kit</text:p>
          </table:table-cell>
          <table:table-cell office:value-type="string" calcext:value-type="string">
            <text:p>Equipo Umbrel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dbdc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れきせんのウェア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Vieja Escue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384b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 office:value-type="string" calcext:value-type="string">
            <text:p>サリーズウェア</text:p>
          </table:table-cell>
          <table:table-cell office:value-type="string" calcext:value-type="string">
            <text:p>Sallys Kit</text:p>
          </table:table-cell>
          <table:table-cell office:value-type="string" calcext:value-type="string">
            <text:p>Equipo Sally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fc2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 office:value-type="string" calcext:value-type="string">
            <text:p>ジェミニウェア</text:p>
          </table:table-cell>
          <table:table-cell office:value-type="string" calcext:value-type="string">
            <text:p>Gemini Kit</text:p>
          </table:table-cell>
          <table:table-cell office:value-type="string" calcext:value-type="string">
            <text:p>Equipo Gémin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a49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string" calcext:value-type="string">
            <text:p>イプシロンウェア</text:p>
          </table:table-cell>
          <table:table-cell office:value-type="string" calcext:value-type="string">
            <text:p>Epsilon Kit</text:p>
          </table:table-cell>
          <table:table-cell office:value-type="string" calcext:value-type="string">
            <text:p>Equipo Épsilo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000d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 office:value-type="string" calcext:value-type="string">
            <text:p>ジェネシスウェア</text:p>
          </table:table-cell>
          <table:table-cell office:value-type="string" calcext:value-type="string">
            <text:p>Genesis Kit</text:p>
          </table:table-cell>
          <table:table-cell office:value-type="string" calcext:value-type="string">
            <text:p>Equipo Génes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9abb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 office:value-type="string" calcext:value-type="string">
            <text:p>SPウェア</text:p>
          </table:table-cell>
          <table:table-cell office:value-type="string" calcext:value-type="string">
            <text:p>Secret Service Kit</text:p>
          </table:table-cell>
          <table:table-cell office:value-type="string" calcext:value-type="string">
            <text:p>Equipo Servicio Secre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e0c0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 office:value-type="string" calcext:value-type="string">
            <text:p>白恋ウェア</text:p>
          </table:table-cell>
          <table:table-cell office:value-type="string" calcext:value-type="string">
            <text:p>Alpine Kit</text:p>
          </table:table-cell>
          <table:table-cell office:value-type="string" calcext:value-type="string">
            <text:p>Equipo Alpin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7f7d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 office:value-type="string" calcext:value-type="string">
            <text:p>漫遊寺ウェア</text:p>
          </table:table-cell>
          <table:table-cell office:value-type="string" calcext:value-type="string">
            <text:p>Cloister Kit</text:p>
          </table:table-cell>
          <table:table-cell office:value-type="string" calcext:value-type="string">
            <text:p>Equipo Claus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68b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 office:value-type="string" calcext:value-type="string">
            <text:p>真・帝国学園ウェア</text:p>
          </table:table-cell>
          <table:table-cell office:value-type="string" calcext:value-type="string">
            <text:p>Royal Academy Redux Kit</text:p>
          </table:table-cell>
          <table:table-cell office:value-type="string" calcext:value-type="string">
            <text:p>Equipo Royal Academy Redux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14839" calcext:value-type="float">
            <text:p>3148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陽花戸ウェア</text:p>
          </table:table-cell>
          <table:table-cell office:value-type="string" calcext:value-type="string">
            <text:p>Fauxshore Kit</text:p>
          </table:table-cell>
          <table:table-cell office:value-type="string" calcext:value-type="string">
            <text:p>Equipo Fauxshor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9af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 office:value-type="string" calcext:value-type="string">
            <text:p>大海原中ウェア</text:p>
          </table:table-cell>
          <table:table-cell office:value-type="string" calcext:value-type="string">
            <text:p>Mary Times Kit</text:p>
          </table:table-cell>
          <table:table-cell office:value-type="string" calcext:value-type="string">
            <text:p>Equipo Mary Tim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19993" calcext:value-type="float">
            <text:p>21999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 office:value-type="string" calcext:value-type="string">
            <text:p>ダークEウェア</text:p>
          </table:table-cell>
          <table:table-cell office:value-type="string" calcext:value-type="string">
            <text:p>Dark Emperors Kit</text:p>
          </table:table-cell>
          <table:table-cell office:value-type="string" calcext:value-type="string">
            <text:p>Equipo Emperadores Osc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b20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 office:value-type="string" calcext:value-type="string">
            <text:p>大阪ギャルズウェア</text:p>
          </table:table-cell>
          <table:table-cell office:value-type="string" calcext:value-type="string">
            <text:p>Triple C Kit</text:p>
          </table:table-cell>
          <table:table-cell office:value-type="string" calcext:value-type="string">
            <text:p>Equipo Triple 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98fb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 office:value-type="string" calcext:value-type="string">
            <text:p>警備マシンズウェア</text:p>
          </table:table-cell>
          <table:table-cell office:value-type="string" calcext:value-type="string">
            <text:p>Robot Guards Kit</text:p>
          </table:table-cell>
          <table:table-cell office:value-type="string" calcext:value-type="string">
            <text:p>Equipo Robots Guardi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929b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 office:value-type="string" calcext:value-type="string">
            <text:p>プロミネンスウェア</text:p>
          </table:table-cell>
          <table:table-cell office:value-type="string" calcext:value-type="string">
            <text:p>Prominence Kit</text:p>
          </table:table-cell>
          <table:table-cell office:value-type="string" calcext:value-type="string">
            <text:p>Equipo Prominenc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92f1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 office:value-type="string" calcext:value-type="string">
            <text:p>D･ダストウェア</text:p>
          </table:table-cell>
          <table:table-cell office:value-type="string" calcext:value-type="string">
            <text:p>Diamond Dust Kit</text:p>
          </table:table-cell>
          <table:table-cell office:value-type="string" calcext:value-type="string">
            <text:p>Equipo Polvo de Diamant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68a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カオスウェア</text:p>
          </table:table-cell>
          <table:table-cell office:value-type="string" calcext:value-type="string">
            <text:p>Chaos Kit</text:p>
          </table:table-cell>
          <table:table-cell office:value-type="string" calcext:value-type="string">
            <text:p>Equipo Ca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c484f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 office:value-type="string" calcext:value-type="string">
            <text:p>イナズマJウェア</text:p>
          </table:table-cell>
          <table:table-cell office:value-type="string" calcext:value-type="string">
            <text:p>Inazuma Japan Kit</text:p>
          </table:table-cell>
          <table:table-cell office:value-type="string" calcext:value-type="string">
            <text:p>Equipo Inazuma Jap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8ee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 office:value-type="string" calcext:value-type="string">
            <text:p>Ｂウェイブスウェア</text:p>
          </table:table-cell>
          <table:table-cell office:value-type="string" calcext:value-type="string">
            <text:p>Big Waves Kit</text:p>
          </table:table-cell>
          <table:table-cell office:value-type="string" calcext:value-type="string">
            <text:p>Equipo Big Wav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9d27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 office:value-type="string" calcext:value-type="string">
            <text:p>Ｄライオンウェア</text:p>
          </table:table-cell>
          <table:table-cell office:value-type="string" calcext:value-type="string">
            <text:p>Desert Lions Kit</text:p>
          </table:table-cell>
          <table:table-cell office:value-type="string" calcext:value-type="string">
            <text:p>Equipo Leones del Desier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80415" calcext:value-type="float">
            <text:p>6804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 office:value-type="string" calcext:value-type="string">
            <text:p>ネオジャパンウェア</text:p>
          </table:table-cell>
          <table:table-cell office:value-type="string" calcext:value-type="string">
            <text:p>Neo Japan Kit</text:p>
          </table:table-cell>
          <table:table-cell office:value-type="string" calcext:value-type="string">
            <text:p>Equipo Neo Jap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a2a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 office:value-type="string" calcext:value-type="string">
            <text:p>Fドラゴンウェア</text:p>
          </table:table-cell>
          <table:table-cell office:value-type="string" calcext:value-type="string">
            <text:p>Fire Dragon Kit</text:p>
          </table:table-cell>
          <table:table-cell office:value-type="string" calcext:value-type="string">
            <text:p>Equipo Dragones de Fueg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3140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 office:value-type="string" calcext:value-type="string">
            <text:p>K・O・Qウェア</text:p>
          </table:table-cell>
          <table:table-cell office:value-type="string" calcext:value-type="string">
            <text:p>Knights of Queen Kit</text:p>
          </table:table-cell>
          <table:table-cell office:value-type="string" calcext:value-type="string">
            <text:p>Equipo Knights of Quee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e6d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 office:value-type="string" calcext:value-type="string">
            <text:p>チームKsウェア</text:p>
          </table:table-cell>
          <table:table-cell office:value-type="string" calcext:value-type="string">
            <text:p>Team D Kit</text:p>
          </table:table-cell>
          <table:table-cell office:value-type="string" calcext:value-type="string">
            <text:p>Equipo 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697a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 office:value-type="string" calcext:value-type="string">
            <text:p>エンパイアウェア</text:p>
          </table:table-cell>
          <table:table-cell office:value-type="string" calcext:value-type="string">
            <text:p>The Empire Kit</text:p>
          </table:table-cell>
          <table:table-cell office:value-type="string" calcext:value-type="string">
            <text:p>Equipo Emperador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3a2cc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 office:value-type="string" calcext:value-type="string">
            <text:p>ユニコーンウェア</text:p>
          </table:table-cell>
          <table:table-cell office:value-type="string" calcext:value-type="string">
            <text:p>Unicorn Kit</text:p>
          </table:table-cell>
          <table:table-cell office:value-type="string" calcext:value-type="string">
            <text:p>Equipo Unicor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5aa9b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 office:value-type="string" calcext:value-type="string">
            <text:p>オルフェウスウェア</text:p>
          </table:table-cell>
          <table:table-cell office:value-type="string" calcext:value-type="string">
            <text:p>Orpheus Kit</text:p>
          </table:table-cell>
          <table:table-cell office:value-type="string" calcext:value-type="string">
            <text:p>Equipo Orfe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b68a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 office:value-type="string" calcext:value-type="string">
            <text:p>ガルシルドウェア</text:p>
          </table:table-cell>
          <table:table-cell office:value-type="string" calcext:value-type="string">
            <text:p>Zoolan Kit</text:p>
          </table:table-cell>
          <table:table-cell office:value-type="string" calcext:value-type="string">
            <text:p>Equipo Zool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494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 office:value-type="string" calcext:value-type="string">
            <text:p>キングダムウェア</text:p>
          </table:table-cell>
          <table:table-cell office:value-type="string" calcext:value-type="string">
            <text:p>The Kingdom Kit</text:p>
          </table:table-cell>
          <table:table-cell office:value-type="string" calcext:value-type="string">
            <text:p>Equipo Os Re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c9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 office:value-type="string" calcext:value-type="string">
            <text:p>Lギガントウェア</text:p>
          </table:table-cell>
          <table:table-cell office:value-type="string" calcext:value-type="string">
            <text:p>Little Gigant Kit</text:p>
          </table:table-cell>
          <table:table-cell office:value-type="string" calcext:value-type="string">
            <text:p>Equipo Pequeños Gigant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ab29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 office:value-type="string" calcext:value-type="string">
            <text:p>Rグリフォンウェア</text:p>
          </table:table-cell>
          <table:table-cell office:value-type="string" calcext:value-type="string">
            <text:p>Rose Griffons Kit</text:p>
          </table:table-cell>
          <table:table-cell office:value-type="string" calcext:value-type="string">
            <text:p>Equipo Grifos de la Ros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3999" calcext:value-type="float">
            <text:p>1539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string" calcext:value-type="string">
            <text:p>マタドールウェア</text:p>
          </table:table-cell>
          <table:table-cell office:value-type="string" calcext:value-type="string">
            <text:p>Red Matador Kit</text:p>
          </table:table-cell>
          <table:table-cell office:value-type="string" calcext:value-type="string">
            <text:p>Equipo Los Roj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40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 office:value-type="string" calcext:value-type="string">
            <text:p>ブロッケンウェア</text:p>
          </table:table-cell>
          <table:table-cell office:value-type="string" calcext:value-type="string">
            <text:p>Brocken Brigade Kit</text:p>
          </table:table-cell>
          <table:table-cell office:value-type="string" calcext:value-type="string">
            <text:p>Equipo Brocken Brigad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2d3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 office:value-type="string" calcext:value-type="string">
            <text:p>Gホーンウェア</text:p>
          </table:table-cell>
          <table:table-cell office:value-type="string" calcext:value-type="string">
            <text:p>The Cape Crusaders Kit</text:p>
          </table:table-cell>
          <table:table-cell office:value-type="string" calcext:value-type="string">
            <text:p>Equipo Caimanes del Cab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8a5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 office:value-type="string" calcext:value-type="string">
            <text:p>てんくうのウェア</text:p>
          </table:table-cell>
          <table:table-cell office:value-type="string" calcext:value-type="string">
            <text:p>Sky Team Kit</text:p>
          </table:table-cell>
          <table:table-cell office:value-type="string" calcext:value-type="string">
            <text:p>Equipo Sky T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dbe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 office:value-type="string" calcext:value-type="string">
            <text:p>魔界軍団ウェア</text:p>
          </table:table-cell>
          <table:table-cell office:value-type="string" calcext:value-type="string">
            <text:p>Dark Team Kit</text:p>
          </table:table-cell>
          <table:table-cell office:value-type="string" calcext:value-type="string">
            <text:p>Equipo Dark T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464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 office:value-type="string" calcext:value-type="string">
            <text:p>てんまのウェア</text:p>
          </table:table-cell>
          <table:table-cell office:value-type="string" calcext:value-type="string">
            <text:p>Dark Angels Kit</text:p>
          </table:table-cell>
          <table:table-cell office:value-type="string" calcext:value-type="string">
            <text:p>Equipo Ángel Oscu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69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オーガウェア</text:p>
          </table:table-cell>
          <table:table-cell office:value-type="string" calcext:value-type="string">
            <text:p>Ogre Kit</text:p>
          </table:table-cell>
          <table:table-cell office:value-type="string" calcext:value-type="string">
            <text:p>Equipo Og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000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アトランチクウェア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Mar Aden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09f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 office:value-type="string" calcext:value-type="string">
            <text:p>あめのウェア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stelas Blanc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a28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 office:value-type="string" calcext:value-type="string">
            <text:p>いちばんぼしウェア</text:p>
          </table:table-cell>
          <table:table-cell office:value-type="string" calcext:value-type="string">
            <text:p>First Star</text:p>
          </table:table-cell>
          <table:table-cell office:value-type="string" calcext:value-type="string">
            <text:p>Estrella Tempra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90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 office:value-type="string" calcext:value-type="string">
            <text:p>カームウェア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Serenid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24142" calcext:value-type="float">
            <text:p>52414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 office:value-type="string" calcext:value-type="string">
            <text:p>カミナリウェア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Relámpag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b2f0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がんじょうウェア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Resiste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a9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 office:value-type="string" calcext:value-type="string">
            <text:p>カンフーウェア</text:p>
          </table:table-cell>
          <table:table-cell table:number-columns-repeated="2" office:value-type="string" calcext:value-type="string">
            <text:p>Kung-F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500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 office:value-type="string" calcext:value-type="string">
            <text:p>きこうしのウェア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ipi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370c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 office:value-type="string" calcext:value-type="string">
            <text:p>きぞくのウェア</text:p>
          </table:table-cell>
          <table:table-cell office:value-type="string" calcext:value-type="string">
            <text:p>Relined</text:p>
          </table:table-cell>
          <table:table-cell office:value-type="string" calcext:value-type="string">
            <text:p>Burgué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41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 office:value-type="string" calcext:value-type="string">
            <text:p>げっこうのウェア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uz de Lu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2f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 office:value-type="string" calcext:value-type="string">
            <text:p>ごくあくウェア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Vilez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f7b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 office:value-type="string" calcext:value-type="string">
            <text:p>こわもてウェア</text:p>
          </table:table-cell>
          <table:table-cell office:value-type="string" calcext:value-type="string">
            <text:p>Hard-face</text:p>
          </table:table-cell>
          <table:table-cell office:value-type="string" calcext:value-type="string">
            <text:p>Apabulla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7014" calcext:value-type="float">
            <text:p>15701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 office:value-type="string" calcext:value-type="string">
            <text:p>ザ・カードウェア</text:p>
          </table:table-cell>
          <table:table-cell office:value-type="string" calcext:value-type="string">
            <text:p>Card Kit</text:p>
          </table:table-cell>
          <table:table-cell office:value-type="string" calcext:value-type="string">
            <text:p>Equipo Tarjet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0c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 office:value-type="string" calcext:value-type="string">
            <text:p>シェイパブルウェア</text:p>
          </table:table-cell>
          <table:table-cell office:value-type="string" calcext:value-type="string">
            <text:p>Chelly</text:p>
          </table:table-cell>
          <table:table-cell office:value-type="string" calcext:value-type="string">
            <text:p>Favoreced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d3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 office:value-type="string" calcext:value-type="string">
            <text:p>じゅんじょうウェア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urez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689f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じょうねつのウェア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ura Pasi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83910" calcext:value-type="float">
            <text:p>5839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 office:value-type="string" calcext:value-type="string">
            <text:p>しんしのウェア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Señori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14839" calcext:value-type="float">
            <text:p>31483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 office:value-type="string" calcext:value-type="string">
            <text:p>シンメトリウェア</text:p>
          </table:table-cell>
          <table:table-cell office:value-type="string" calcext:value-type="string">
            <text:p>Symmetry</text:p>
          </table:table-cell>
          <table:table-cell office:value-type="string" calcext:value-type="string">
            <text:p>Simétric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スカルウェア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Calaver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bfb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 office:value-type="string" calcext:value-type="string">
            <text:p>ストライプウェア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Barr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40a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 office:value-type="string" calcext:value-type="string">
            <text:p>ストライプウェア２</text:p>
          </table:table-cell>
          <table:table-cell office:value-type="string" calcext:value-type="string">
            <text:p>Stripe 2</text:p>
          </table:table-cell>
          <table:table-cell office:value-type="string" calcext:value-type="string">
            <text:p>Barras 2.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2000d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 office:value-type="string" calcext:value-type="string">
            <text:p>ストリームウェア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Meteo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9a6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 office:value-type="string" calcext:value-type="string">
            <text:p>スペースウェア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io Exteri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b7ac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 office:value-type="string" calcext:value-type="string">
            <text:p>スポットウェア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De Lunar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7002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 office:value-type="string" calcext:value-type="string">
            <text:p>スマートウェア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Pura Eleganc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36d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 office:value-type="string" calcext:value-type="string">
            <text:p>スリースターウェア</text:p>
          </table:table-cell>
          <table:table-cell office:value-type="string" calcext:value-type="string">
            <text:p>Tri Star</text:p>
          </table:table-cell>
          <table:table-cell office:value-type="string" calcext:value-type="string">
            <text:p>Trieste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94156" calcext:value-type="float">
            <text:p>39415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 office:value-type="string" calcext:value-type="string">
            <text:p>セーラーウェア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Marin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db1a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 office:value-type="string" calcext:value-type="string">
            <text:p>ゼブラウェア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ebread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f1f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 office:value-type="string" calcext:value-type="string">
            <text:p>せんしのウェア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Guerr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030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 office:value-type="string" calcext:value-type="string">
            <text:p>タイトポップウェア</text:p>
          </table:table-cell>
          <table:table-cell office:value-type="string" calcext:value-type="string">
            <text:p>Tight-pop</text:p>
          </table:table-cell>
          <table:table-cell office:value-type="string" calcext:value-type="string">
            <text:p>Cinturita de Avisp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929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 office:value-type="string" calcext:value-type="string">
            <text:p>テクノウェア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Tecnomaní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ad6c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 office:value-type="string" calcext:value-type="string">
            <text:p>でんせつのウェア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eyend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2f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 office:value-type="string" calcext:value-type="string">
            <text:p>とうこんのウェア</text:p>
          </table:table-cell>
          <table:table-cell office:value-type="string" calcext:value-type="string">
            <text:p>Mettle</text:p>
          </table:table-cell>
          <table:table-cell office:value-type="string" calcext:value-type="string">
            <text:p>Espíritu Luchad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2f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トリコロールウェア</text:p>
          </table:table-cell>
          <table:table-cell table:number-columns-repeated="2" office:value-type="string" calcext:value-type="string">
            <text:p>Tricol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3d9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 office:value-type="string" calcext:value-type="string">
            <text:p>ハイスリーブウェア</text:p>
          </table:table-cell>
          <table:table-cell office:value-type="string" calcext:value-type="string">
            <text:p>High-sleeve</text:p>
          </table:table-cell>
          <table:table-cell office:value-type="string" calcext:value-type="string">
            <text:p>Fibra de Carbon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14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 office:value-type="string" calcext:value-type="string">
            <text:p>ひらめきウェア</text:p>
          </table:table-cell>
          <table:table-cell office:value-type="string" calcext:value-type="string">
            <text:p>Inspirate</text:p>
          </table:table-cell>
          <table:table-cell office:value-type="string" calcext:value-type="string">
            <text:p>Perspicac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14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 office:value-type="string" calcext:value-type="string">
            <text:p>ファングウェア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Incisiv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59bb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 office:value-type="string" calcext:value-type="string">
            <text:p>ブイサインウェア</text:p>
          </table:table-cell>
          <table:table-cell office:value-type="string" calcext:value-type="string">
            <text:p>V-sign</text:p>
          </table:table-cell>
          <table:table-cell office:value-type="string" calcext:value-type="string">
            <text:p>Victor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c40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 office:value-type="string" calcext:value-type="string">
            <text:p>フューチャーウェア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turi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68fa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 office:value-type="string" calcext:value-type="string">
            <text:p>フロッグウェア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c64a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 office:value-type="string" calcext:value-type="string">
            <text:p>ほのおのウェア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La Llam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0c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 office:value-type="string" calcext:value-type="string">
            <text:p>ホライゾンウェア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El Horizo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63ff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 office:value-type="string" calcext:value-type="string">
            <text:p>マーシャルウェア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Marisc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4b2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マルチユーズウェア</text:p>
          </table:table-cell>
          <table:table-cell office:value-type="string" calcext:value-type="string">
            <text:p>Multi-use</text:p>
          </table:table-cell>
          <table:table-cell office:value-type="string" calcext:value-type="string">
            <text:p>Multius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e591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ゆうじょうのウェア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Amistad Entrañab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230a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 office:value-type="string" calcext:value-type="string">
            <text:p>ゆうやけのウェア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Sol Ponie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70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 office:value-type="string" calcext:value-type="string">
            <text:p>ライジングウェア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Aspira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70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 office:value-type="string" calcext:value-type="string">
            <text:p>ライダースウェア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Mot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121f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 office:value-type="string" calcext:value-type="string">
            <text:p>レトロウェア</text:p>
          </table:table-cell>
          <table:table-cell table:number-columns-repeated="2" office:value-type="string" calcext:value-type="string">
            <text:p>Re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b2ac</text:p>
          </table:table-cell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ser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9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雷門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imo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aim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帝国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oy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尾刈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ccult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ccul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野生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Wil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Wil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御影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rai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Brai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秋葉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taku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taku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戦国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hurike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hurik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千羽山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r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Far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木戸川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rkwoo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Kirkwoo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世宇子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eu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Zeu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KFC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id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Kids FC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傘美野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mbrella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Umbrel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れきせん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ieja Escue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リー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ly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ally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ジェミニ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emini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Gémin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プシロ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psilo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Épsilo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ジェネシ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enesi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Génes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P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cret Servic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ervicio Secre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白恋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lpin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Alpin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漫遊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loister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Claust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真・帝国学園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Academy Redux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oyal Academy Redux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陽花戸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uxshor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Fauxshor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海原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y Time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Mary Tim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ダークE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Emperor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Emperadores Oscur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大阪ギャル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ple C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Triple C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警備マシン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bot Guard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Robots Guardi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プロミネン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ominenc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Prominenc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･ダス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iamond Dust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Polvo de Diam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カオ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ao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Ca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イナズマJ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azuma Japa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Inazuma Jap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Ｂウェイブ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ig Wave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Big Wav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Ｄライオ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ert Lion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Leones del Desier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ネオジャパ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eo Japa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Neo Jap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ドラゴ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re Drago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Dragones de Fue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K・O・Q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nights of Quee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Knights of Quee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チームKs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am 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パイア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Empir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Emperado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ユニコー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nicor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Unicor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オルフェウ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rpheu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rfe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ガルシルド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oolan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Zoola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キングダム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Kingdo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s Rei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Lギガン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ttle Gigant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Pequeños Gigant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グリフォ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se Griffon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Grifos de la Ros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タドー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d Matador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Los Roj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ロッケ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rocken Brigad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Brocken Brigad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ホー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Cape Crusader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Caimanes del Cab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くう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y Tea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Sky Tea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魔界軍団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Team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Dark Team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てんま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Angels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Ángel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オーガ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gre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Og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アトランチク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 Adent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あめ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telas Blanc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いちばんぼ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rst St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trella Tempra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ーム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ミナリ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lámpag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がんじょう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ンフ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ung-Fu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ung-Fu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こうし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incip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きぞく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line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urgué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げっこう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uz de Lu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ごくあく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ile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こわもて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ard-fa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pabull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ザ・カード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d K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quipo Tarjet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ェイパブ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hell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voreced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じゅんじょう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rez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じょうねつ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ra Pas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んし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eñor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シンメトリ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ymmet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imétric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'</text:p>
          </table:table-cell>
          <table:table-cell table:style-name="Default" office:value-type="string" calcext:value-type="string">
            <text:p>スカ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aver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トライ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rr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トライプウェア２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tripe 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rras 2.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トリーム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teo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ペー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pacio Exteri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ポッ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 Lunare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マート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ura Eleganci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リースタ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 St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estel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ーラ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in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ゼブラ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bread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せんし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タイトポップ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ght-pop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nturita de Avisp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テクノ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ecnomaní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でんせつ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yend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とうこん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ttl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spíritu Luchad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トリコロー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co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icolo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ハイスリーブ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igh-slee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bra de Carbon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ひらめき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spir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rspicaci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ァング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cisiv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イサイ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-sig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ューチャー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turis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フロッグ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ほのお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 Llam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ホライゾン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 Horizo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ーシャル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ti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arisc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マルチユーズ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ulti-us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ultius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じょう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istad Entraña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ゆうやけの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ol Ponie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ライジング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spir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ライダース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te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レトロウェア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</table:table>
      <table:table table:name="insert 2" table:style-name="ta1">
        <table:table-column table:style-name="co8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ce2"/>
        <table:table-column table:style-name="co22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6c739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'</text:p>
          </table:table-cell>
          <table:table-cell office:value-type="float" office:value="204128" calcext:value-type="float">
            <text:p>204128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3385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'</text:p>
          </table:table-cell>
          <table:table-cell office:value-type="float" office:value="296131" calcext:value-type="float">
            <text:p>29613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fd2a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5617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5b415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3780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20000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3c3b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41315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3dbdc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2384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fc200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5a494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3000d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39ab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e0c0e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7f7d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68b17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'</text:p>
          </table:table-cell>
          <table:table-cell office:value-type="float" office:value="314839" calcext:value-type="float">
            <text:p>314839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59af8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'</text:p>
          </table:table-cell>
          <table:table-cell office:value-type="float" office:value="219993" calcext:value-type="float">
            <text:p>21999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b2042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98fb9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4929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92f1e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3168a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6c484f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88ee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9d27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'</text:p>
          </table:table-cell>
          <table:table-cell office:value-type="float" office:value="680415" calcext:value-type="float">
            <text:p>680415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4a2a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31406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0e6dc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8697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83a2cc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5aa9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b68a5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a494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ec90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5ab292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'</text:p>
          </table:table-cell>
          <table:table-cell office:value-type="float" office:value="153999" calcext:value-type="float">
            <text:p>153999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8401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252d3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208a5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8dbe6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8464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8691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3000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28009f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64a28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d901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'</text:p>
          </table:table-cell>
          <table:table-cell office:value-type="float" office:value="524142" calcext:value-type="float">
            <text:p>524142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b2f0e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ba900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5000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81370c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d412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92f7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504f7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'</text:p>
          </table:table-cell>
          <table:table-cell office:value-type="float" office:value="157014" calcext:value-type="float">
            <text:p>15701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c0c06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8d32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9c689f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'</text:p>
          </table:table-cell>
          <table:table-cell office:value-type="float" office:value="583910" calcext:value-type="float">
            <text:p>583910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'</text:p>
          </table:table-cell>
          <table:table-cell office:value-type="float" office:value="314839" calcext:value-type="float">
            <text:p>314839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'</text:p>
          </table:table-cell>
          <table:table-cell office:value-type="float" office:value="137700" calcext:value-type="float">
            <text:p>137700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2bfb9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040a8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2000d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259a65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8b7ac6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7002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336d8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'</text:p>
          </table:table-cell>
          <table:table-cell office:value-type="float" office:value="394156" calcext:value-type="float">
            <text:p>394156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8db1a8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0f1f2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c0306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92952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64ad6c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312f3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312f3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13d95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9c141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9c1414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3159bb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dc40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468f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9cc64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90c00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063ff3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4b205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e591e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9230a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c702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c7021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15121f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bb2ac</text:p>
          </table:table-cell>
          <table:table-cell office:value-type="string" calcext:value-type="string">
            <text:p>'),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1:03:47.412586017</meta:creation-date>
    <dc:date>2024-01-25T19:11:18.262604829</dc:date>
    <meta:editing-duration>PT1H14M18S</meta:editing-duration>
    <meta:editing-cycles>15</meta:editing-cycles>
    <meta:generator>LibreOffice/7.3.7.2$Linux_X86_64 LibreOffice_project/30$Build-2</meta:generator>
    <meta:document-statistic meta:table-count="3" meta:cell-count="2780" meta:object-count="0"/>
  </office:meta>
</office:document-meta>
</file>